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1" svg:font-family="'DejaVu Sans'" style:font-family-generic="swiss" style:font-pitch="variable"/>
    <style:font-face style:name="DejaVu Sans" svg:font-family="'DejaVu Sans'"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9"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5pt" fo:font-style="normal" style:text-underline-style="none" fo:font-weight="bold" style:font-name-asian="Arial3" style:font-size-asian="9.14999961853027pt" style:font-style-asian="normal" style:font-weight-asian="bold" style:font-name-complex="Arial3" style:font-size-complex="10.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Standard">
      <style:text-properties style:font-name-asian="Arial3" style:font-name-complex="Arial3"/>
    </style:style>
    <style:style style:name="P29" style:family="paragraph" style:parent-style-name="Text_20_body">
      <style:text-properties style:font-name="Arial" fo:font-size="12pt" style:font-size-asian="12pt" style:font-size-complex="12pt"/>
    </style:style>
    <style:style style:name="P30" style:family="paragraph" style:parent-style-name="Text_20_body">
      <style:text-properties style:font-name-asian="Arial3" style:font-name-complex="Arial3"/>
    </style:style>
    <style:style style:name="P31" style:family="paragraph" style:parent-style-name="Text_20_body">
      <style:text-properties style:font-size-asian="12pt"/>
    </style:style>
    <style:style style:name="P32" style:family="paragraph" style:parent-style-name="Heading_20_1">
      <style:paragraph-properties fo:break-before="page"/>
    </style:style>
    <style:style style:name="P33"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4" style:family="paragraph" style:parent-style-name="Text_20_body">
      <style:paragraph-properties fo:margin-left="0.3cm" fo:margin-right="0.3cm" fo:text-indent="0cm" style:auto-text-indent="false"/>
    </style:style>
    <style:style style:name="P35" style:family="paragraph" style:parent-style-name="Text_20_body">
      <style:paragraph-properties fo:margin-left="0cm" fo:margin-right="0.3cm" fo:text-indent="0cm" style:auto-text-indent="false"/>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1"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3"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4"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5"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6"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7"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8"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10" style:family="paragraph" style:parent-style-name="Text_20_body" style:list-style-name="L15"/>
    <style:style style:name="P111" style:family="paragraph" style:parent-style-name="Text_20_body" style:list-style-name="L15"/>
    <style:style style:name="P112" style:family="paragraph" style:parent-style-name="Text_20_body" style:list-style-name="L19"/>
    <style:style style:name="P113" style:family="paragraph" style:parent-style-name="Text_20_body" style:list-style-name="L19"/>
    <style:style style:name="P114" style:family="paragraph" style:parent-style-name="Text_20_body" style:list-style-name="L21"/>
    <style:style style:name="P115" style:family="paragraph" style:parent-style-name="Text_20_body" style:list-style-name="L21"/>
    <style:style style:name="P116" style:family="paragraph" style:parent-style-name="Text_20_body" style:list-style-name="L21"/>
    <style:style style:name="P117" style:family="paragraph" style:parent-style-name="Text_20_body">
      <style:text-properties style:font-name="Arial"/>
    </style:style>
    <style:style style:name="P118" style:family="paragraph" style:parent-style-name="Text_20_body" style:list-style-name="L12">
      <style:paragraph-properties fo:margin-left="0.3cm" fo:margin-right="0.3cm" fo:text-indent="0cm" style:auto-text-indent="false"/>
    </style:style>
    <style:style style:name="P119" style:family="paragraph" style:parent-style-name="Text_20_body" style:list-style-name="L12">
      <style:paragraph-properties fo:margin-left="0.3cm" fo:margin-right="0.3cm" fo:text-indent="0cm" style:auto-text-indent="false"/>
    </style:style>
    <style:style style:name="P120" style:family="paragraph" style:parent-style-name="Text_20_body" style:list-style-name="L12">
      <style:paragraph-properties fo:margin-left="0.3cm" fo:margin-right="0.3cm" fo:text-indent="0cm" style:auto-text-indent="false"/>
    </style:style>
    <style:style style:name="P121" style:family="paragraph" style:parent-style-name="Text_20_body" style:list-style-name="L12">
      <style:paragraph-properties fo:margin-left="0.3cm" fo:margin-right="0.3cm" fo:text-indent="0cm" style:auto-text-indent="false"/>
    </style:style>
    <style:style style:name="P122" style:family="paragraph" style:parent-style-name="Text_20_body" style:list-style-name="L13">
      <style:paragraph-properties fo:margin-left="0.3cm" fo:margin-right="0.3cm" fo:text-indent="0cm" style:auto-text-indent="false"/>
    </style:style>
    <style:style style:name="P123" style:family="paragraph" style:parent-style-name="Text_20_body" style:list-style-name="L13">
      <style:paragraph-properties fo:margin-left="0.3cm" fo:margin-right="0.3cm" fo:text-indent="0cm" style:auto-text-indent="false"/>
    </style:style>
    <style:style style:name="P124" style:family="paragraph" style:parent-style-name="Text_20_body" style:list-style-name="L13">
      <style:paragraph-properties fo:margin-left="0.3cm" fo:margin-right="0.3cm" fo:text-indent="0cm" style:auto-text-indent="false"/>
    </style:style>
    <style:style style:name="P125" style:family="paragraph" style:parent-style-name="Text_20_body" style:list-style-name="L13">
      <style:paragraph-properties fo:margin-left="0.3cm" fo:margin-right="0.3cm" fo:text-indent="0cm" style:auto-text-indent="false"/>
    </style:style>
    <style:style style:name="P126" style:family="paragraph" style:parent-style-name="Text_20_body" style:list-style-name="L22">
      <style:paragraph-properties fo:margin-left="0.3cm" fo:margin-right="0.3cm" fo:text-indent="0cm" style:auto-text-indent="false"/>
    </style:style>
    <style:style style:name="P127" style:family="paragraph" style:parent-style-name="Text_20_body" style:list-style-name="L22">
      <style:paragraph-properties fo:margin-left="0.3cm" fo:margin-right="0.3cm" fo:text-indent="0cm" style:auto-text-indent="false"/>
    </style:style>
    <style:style style:name="P128" style:family="paragraph" style:parent-style-name="Text_20_body" style:list-style-name="L22">
      <style:paragraph-properties fo:margin-left="0.3cm" fo:margin-right="0.3cm" fo:text-indent="0cm" style:auto-text-indent="false"/>
    </style:style>
    <style:style style:name="P129" style:family="paragraph" style:parent-style-name="Text_20_body">
      <style:paragraph-properties fo:margin-left="0cm" fo:margin-right="0.3cm" fo:text-indent="0cm" style:auto-text-indent="false"/>
    </style:style>
    <style:style style:name="P130" style:family="paragraph" style:parent-style-name="Text_20_body" style:list-style-name="L14">
      <style:paragraph-properties fo:margin-left="0cm" fo:margin-right="0.3cm" fo:text-indent="0cm" style:auto-text-indent="false"/>
    </style:style>
    <style:style style:name="P131" style:family="paragraph" style:parent-style-name="Text_20_body" style:list-style-name="L14">
      <style:paragraph-properties fo:margin-left="0cm" fo:margin-right="0.3cm" fo:text-indent="0cm" style:auto-text-indent="false"/>
    </style:style>
    <style:style style:name="P132" style:family="paragraph" style:parent-style-name="Text_20_body" style:list-style-name="L14">
      <style:paragraph-properties fo:margin-left="0cm" fo:margin-right="0.3cm" fo:text-indent="0cm" style:auto-text-indent="false"/>
    </style:style>
    <style:style style:name="P133" style:family="paragraph" style:parent-style-name="Text_20_body" style:list-style-name="L14">
      <style:paragraph-properties fo:margin-left="0cm" fo:margin-right="0.3cm" fo:text-indent="0cm" style:auto-text-indent="false"/>
    </style:style>
    <style:style style:name="P134" style:family="paragraph" style:parent-style-name="Text_20_body" style:list-style-name="L16">
      <style:paragraph-properties fo:margin-left="0cm" fo:margin-right="0.3cm" fo:text-indent="0cm" style:auto-text-indent="false"/>
    </style:style>
    <style:style style:name="P135" style:family="paragraph" style:parent-style-name="Text_20_body" style:list-style-name="L16">
      <style:paragraph-properties fo:margin-left="0cm" fo:margin-right="0.3cm" fo:text-indent="0cm" style:auto-text-indent="false"/>
    </style:style>
    <style:style style:name="P136" style:family="paragraph" style:parent-style-name="Text_20_body" style:list-style-name="L17">
      <style:paragraph-properties fo:margin-left="0cm" fo:margin-right="0.3cm" fo:text-indent="0cm" style:auto-text-indent="false"/>
    </style:style>
    <style:style style:name="P137" style:family="paragraph" style:parent-style-name="Text_20_body" style:list-style-name="L17">
      <style:paragraph-properties fo:margin-left="0cm" fo:margin-right="0.3cm" fo:text-indent="0cm" style:auto-text-indent="false"/>
    </style:style>
    <style:style style:name="P138" style:family="paragraph" style:parent-style-name="Text_20_body" style:list-style-name="L17">
      <style:paragraph-properties fo:margin-left="0cm" fo:margin-right="0.3cm" fo:text-indent="0cm" style:auto-text-indent="false"/>
    </style:style>
    <style:style style:name="P139" style:family="paragraph" style:parent-style-name="Text_20_body" style:list-style-name="L17">
      <style:paragraph-properties fo:margin-left="0cm" fo:margin-right="0.3cm" fo:text-indent="0cm" style:auto-text-indent="false"/>
    </style:style>
    <style:style style:name="P140" style:family="paragraph" style:parent-style-name="Text_20_body" style:list-style-name="L17">
      <style:paragraph-properties fo:margin-left="0cm" fo:margin-right="0.3cm" fo:text-indent="0cm" style:auto-text-indent="false"/>
    </style:style>
    <style:style style:name="P141" style:family="paragraph" style:parent-style-name="Text_20_body" style:list-style-name="L18">
      <style:paragraph-properties fo:margin-left="0cm" fo:margin-right="0.3cm" fo:text-indent="0cm" style:auto-text-indent="false"/>
    </style:style>
    <style:style style:name="P142" style:family="paragraph" style:parent-style-name="Text_20_body" style:list-style-name="L18">
      <style:paragraph-properties fo:margin-left="0cm" fo:margin-right="0.3cm" fo:text-indent="0cm" style:auto-text-indent="false"/>
    </style:style>
    <style:style style:name="P143" style:family="paragraph" style:parent-style-name="Text_20_body" style:list-style-name="L18">
      <style:paragraph-properties fo:margin-left="0cm" fo:margin-right="0.3cm" fo:text-indent="0cm" style:auto-text-indent="false"/>
    </style:style>
    <style:style style:name="P144" style:family="paragraph" style:parent-style-name="Text_20_body" style:list-style-name="L20">
      <style:paragraph-properties fo:margin-left="0cm" fo:margin-right="0.3cm" fo:text-indent="0cm" style:auto-text-indent="false"/>
    </style:style>
    <style:style style:name="P145" style:family="paragraph" style:parent-style-name="Text_20_body" style:list-style-name="L20">
      <style:paragraph-properties fo:margin-left="0cm" fo:margin-right="0.3cm" fo:text-indent="0cm" style:auto-text-indent="false"/>
    </style:style>
    <style:style style:name="P146" style:family="paragraph" style:parent-style-name="Text_20_body" style:list-style-name="L20">
      <style:paragraph-properties fo:margin-left="0cm" fo:margin-right="0.3cm" fo:text-indent="0cm" style:auto-text-indent="false"/>
    </style:style>
    <style:style style:name="P147" style:family="paragraph" style:parent-style-name="Text_20_body" style:list-style-name="L23">
      <style:paragraph-properties fo:margin-left="0cm" fo:margin-right="0.3cm" fo:text-indent="0cm" style:auto-text-indent="false"/>
    </style:style>
    <style:style style:name="P148" style:family="paragraph" style:parent-style-name="Text_20_body" style:list-style-name="L23">
      <style:paragraph-properties fo:margin-left="0cm" fo:margin-right="0.3cm" fo:text-indent="0cm" style:auto-text-indent="false"/>
    </style:style>
    <style:style style:name="P149" style:family="paragraph" style:parent-style-name="Text_20_body" style:list-style-name="L23">
      <style:paragraph-properties fo:margin-left="0cm" fo:margin-right="0.3cm" fo:text-indent="0cm" style:auto-text-indent="false"/>
    </style:style>
    <style:style style:name="P150" style:family="paragraph" style:parent-style-name="Text_20_body" style:list-style-name="L23">
      <style:paragraph-properties fo:margin-left="0cm" fo:margin-right="0.3cm" fo:text-indent="0cm" style:auto-text-indent="false"/>
    </style:style>
    <style:style style:name="P151"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T4" style:family="text">
      <style:text-properties fo:font-style="italic" style:font-style-asian="italic" style:font-style-complex="italic"/>
    </style:style>
    <style:style style:name="T5" style:family="text">
      <style:text-properties style:font-name="DejaVu Sans1" style:font-name-asian="Arial1" style:font-name-complex="Arial1"/>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style:font-name="DejaVu Sans" style:font-name-asian="Arial1" style:font-name-complex="Arial1"/>
    </style:style>
    <style:style style:name="T9" style:family="text">
      <style:text-properties style:font-name-asian="Arial1" style:font-name-complex="Arial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2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14 Febbraio 2008</text:p>
          </table:table-cell>
        </table:table-row>
        <table:table-row>
          <table:table-cell table:style-name="Tabella4.A2" office:value-type="string">
            <text:p text:style-name="P8">Documento Esterno - Formale <text:s/>- v2.2</text:p>
          </table:table-cell>
          <table:table-cell table:style-name="Tabella4.B2" office:value-type="string">
            <text:p text:style-name="P9">Piano_di_qualifica_2.2.pdf</text:p>
          </table:table-cell>
        </table:table-row>
      </table:table>
      <text:p text:style-name="P16"/>
      <text:p text:style-name="P16"/>
      <text:p text:style-name="P19">Redazione:</text:p>
      <text:p text:style-name="P21"><text:tab/><text:tab/><text:tab/></text:p>
      <text:p text:style-name="P22"/>
      <text:p text:style-name="P22">Revisione:<text:tab/></text:p>
      <text:p text:style-name="P21"><text:tab/><text:tab/><text:tab/></text:p>
      <text:p text:style-name="P22"/>
      <text:p text:style-name="P22">Approvazione:</text:p>
      <text:p text:style-name="P24"><text:tab/><text:tab/><text:tab/></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0">Descrizione delle modifiche</text:p>
          </table:table-cell>
        </table:table-row>
        <table:table-row>
          <table:table-cell table:style-name="Tabella2.A2" office:value-type="string">
            <text:p text:style-name="P27">2.2</text:p>
          </table:table-cell>
          <table:table-cell table:style-name="Tabella2.B2" office:value-type="string">
            <text:p text:style-name="P27">14/02/2008</text:p>
          </table:table-cell>
          <table:table-cell table:style-name="Tabella2.A2" office:value-type="string">
            <text:p text:style-name="P12">Ampliati punti 6.4.1 e 6.4.2</text:p>
          </table:table-cell>
        </table:table-row>
        <table:table-row>
          <table:table-cell table:style-name="Tabella2.A2" office:value-type="string">
            <text:p text:style-name="P27">2.1</text:p>
          </table:table-cell>
          <table:table-cell table:style-name="Tabella2.B2" office:value-type="string">
            <text:p text:style-name="P27">05/02/2008</text:p>
          </table:table-cell>
          <table:table-cell table:style-name="Tabella2.A2" office:value-type="string">
            <text:p text:style-name="P12">Aggiunto paragrafo 6 “Modalità di verifica”</text:p>
          </table:table-cell>
        </table:table-row>
        <table:table-row>
          <table:table-cell table:style-name="Tabella2.A2" office:value-type="string">
            <text:p text:style-name="P27">2.0</text:p>
          </table:table-cell>
          <table:table-cell table:style-name="Tabella2.B2" office:value-type="string">
            <text:p text:style-name="P27">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7">1.3</text:p>
          </table:table-cell>
          <table:table-cell table:style-name="Tabella2.B2" office:value-type="string">
            <text:p text:style-name="P27">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7">1.2</text:p>
          </table:table-cell>
          <table:table-cell table:style-name="Tabella2.B2" office:value-type="string">
            <text:p text:style-name="P27">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7">1.1</text:p>
          </table:table-cell>
          <table:table-cell table:style-name="Tabella2.B2" office:value-type="string">
            <text:p text:style-name="P27">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7">1.0</text:p>
          </table:table-cell>
          <table:table-cell table:style-name="Tabella2.B2" office:value-type="string">
            <text:p text:style-name="P27">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6">0.2</text:p>
          </table:table-cell>
          <table:table-cell table:style-name="Tabella2.B2" office:value-type="string">
            <text:p text:style-name="P26">04/12/2007</text:p>
          </table:table-cell>
          <table:table-cell table:style-name="Tabella2.C9" office:value-type="string">
            <text:p text:style-name="P13">Sistemazione indice; inserimento dei punti 2.3 e 2.4</text:p>
          </table:table-cell>
        </table:table-row>
      </table:table>
      <text:p text:style-name="P20"/>
      <text:p text:style-name="P20"/>
      <text:p text:style-name="P20"><text:soft-page-break/></text:p>
      <text:p text:style-name="P20"/>
      <text:p text:style-name="P20"/>
      <text:p text:style-name="Heading">Sommario</text:p>
      <text:p text:style-name="P30">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6"><text:a xlink:type="simple" xlink:href="#1.Introduzione|outline" text:style-name="Page_20_Number" text:visited-style-name="Page_20_Number">1 <text:s text:c="2"/>Introduzione<text:tab/>3</text:a></text:p>
          <text:p text:style-name="P37"><text:a xlink:type="simple" xlink:href="#1.1.Scopo del documento|outline" text:style-name="Page_20_Number" text:visited-style-name="Page_20_Number">1.1 <text:s text:c="2"/>Scopo del documento<text:tab/>3</text:a></text:p>
          <text:p text:style-name="P37"><text:a xlink:type="simple" xlink:href="#1.2.Scopo del prodotto|outline" text:style-name="Page_20_Number" text:visited-style-name="Page_20_Number">1.2 <text:s text:c="2"/>Scopo del prodotto<text:tab/>3</text:a></text:p>
          <text:p text:style-name="P37"><text:a xlink:type="simple" xlink:href="#1.3.Glossario|outline" text:style-name="Page_20_Number" text:visited-style-name="Page_20_Number">1.3 <text:s text:c="2"/>Glossario<text:tab/>3</text:a></text:p>
          <text:p text:style-name="P37"><text:a xlink:type="simple" xlink:href="#1.4.Riferimenti|outline" text:style-name="Page_20_Number" text:visited-style-name="Page_20_Number">1.4 <text:s text:c="2"/>Riferimenti<text:tab/>3</text:a></text:p>
          <text:p text:style-name="P38"><text:a xlink:type="simple" xlink:href="#1.4.1.Normativi|outline" text:style-name="Page_20_Number" text:visited-style-name="Page_20_Number">1.4.1 <text:s text:c="2"/>Normativi<text:tab/>3</text:a></text:p>
          <text:p text:style-name="P38"><text:a xlink:type="simple" xlink:href="#1.4.2.Informativi|outline" text:style-name="Page_20_Number" text:visited-style-name="Page_20_Number">1.4.2 <text:s text:c="2"/>Informativi<text:tab/>3</text:a></text:p>
          <text:p text:style-name="P36"><text:a xlink:type="simple" xlink:href="#2.Visione generale della strategia di verifica|outline" text:style-name="Page_20_Number" text:visited-style-name="Page_20_Number">2 <text:s text:c="2"/>Visione generale della strategia di verifica<text:tab/>3</text:a></text:p>
          <text:p text:style-name="P37"><text:a xlink:type="simple" xlink:href="#2.1.Organizzazione, pianificazione strategica e temporale, responsabilità|outline" text:style-name="Page_20_Number" text:visited-style-name="Page_20_Number">2.1 <text:s text:c="2"/>Organizzazione, pianificazione strategica e temporale, responsabilità<text:tab/>3</text:a></text:p>
          <text:p text:style-name="P37"><text:a xlink:type="simple" xlink:href="#2.2.Dettaglio delle revisioni|outline" text:style-name="Page_20_Number" text:visited-style-name="Page_20_Number">2.2 <text:s text:c="2"/>Dettaglio delle revisioni<text:tab/>5</text:a></text:p>
          <text:p text:style-name="P38"><text:a xlink:type="simple" xlink:href="#2.2.1.Revisione dei Requisiti (RR)|outline" text:style-name="Page_20_Number" text:visited-style-name="Page_20_Number">2.2.1 <text:s text:c="2"/>Revisione dei Requisiti (RR)<text:tab/>5</text:a></text:p>
          <text:p text:style-name="P38"><text:a xlink:type="simple" xlink:href="#2.2.2.Revisione del Progetto Preliminare (RPP)|outline" text:style-name="Page_20_Number" text:visited-style-name="Page_20_Number">2.2.2 <text:s text:c="2"/>Revisione del Progetto Preliminare (RPP)<text:tab/>5</text:a></text:p>
          <text:p text:style-name="P38"><text:a xlink:type="simple" xlink:href="#2.2.3.Revisione del Progetto Definitivo (RPD)|outline" text:style-name="Page_20_Number" text:visited-style-name="Page_20_Number">2.2.3 <text:s text:c="2"/>Revisione del Progetto Definitivo (RPD)<text:tab/>6</text:a></text:p>
          <text:p text:style-name="P38"><text:a xlink:type="simple" xlink:href="#2.2.4.Revisione di Qualifica (RQ)|outline" text:style-name="Page_20_Number" text:visited-style-name="Page_20_Number">2.2.4 <text:s text:c="2"/>Revisione di Qualifica (RQ)<text:tab/>6</text:a></text:p>
          <text:p text:style-name="P38"><text:a xlink:type="simple" xlink:href="#2.2.5.Revisione di Accettazione (RA)|outline" text:style-name="Page_20_Number" text:visited-style-name="Page_20_Number">2.2.5 <text:s text:c="2"/>Revisione di Accettazione (RA)<text:tab/>6</text:a></text:p>
          <text:p text:style-name="P37"><text:a xlink:type="simple" xlink:href="#2.3.Risorse necessarie e risorse disponibili|outline" text:style-name="Page_20_Number" text:visited-style-name="Page_20_Number">2.3 <text:s text:c="2"/>Risorse necessarie e risorse disponibili<text:tab/>6</text:a></text:p>
          <text:p text:style-name="P37"><text:a xlink:type="simple" xlink:href="#2.4.Strumenti, tecniche e metodi di verifica|outline" text:style-name="Page_20_Number" text:visited-style-name="Page_20_Number">2.4 <text:s text:c="2"/>Strumenti, tecniche e metodi di verifica<text:tab/>6</text:a></text:p>
          <text:p text:style-name="P36"><text:a xlink:type="simple" xlink:href="#3.Gestione amministrativa della revisione|outline" text:style-name="Page_20_Number" text:visited-style-name="Page_20_Number">3 <text:s text:c="2"/>Gestione amministrativa della revisione<text:tab/>7</text:a></text:p>
          <text:p text:style-name="P37"><text:a xlink:type="simple" xlink:href="#3.1.Comunicazione e risoluzione delle anomalie|outline" text:style-name="Page_20_Number" text:visited-style-name="Page_20_Number">3.1 <text:s text:c="2"/>Comunicazione e risoluzione delle anomalie<text:tab/>7</text:a></text:p>
          <text:p text:style-name="P37"><text:a xlink:type="simple" xlink:href="#3.2.Trattamento delle discrepanze|outline" text:style-name="Page_20_Number" text:visited-style-name="Page_20_Number">3.2 <text:s text:c="2"/>Trattamento delle discrepanze<text:tab/>7</text:a></text:p>
          <text:p text:style-name="P36"><text:a xlink:type="simple" xlink:href="#4.Accertamento di qualità|outline" text:style-name="Page_20_Number" text:visited-style-name="Page_20_Number">4 <text:s text:c="2"/>Accertamento di qualità<text:tab/>8</text:a></text:p>
          <text:p text:style-name="P36"><text:a xlink:type="simple" xlink:href="#5.Resoconto delle attività di verifica|outline" text:style-name="Page_20_Number" text:visited-style-name="Page_20_Number">5 <text:s text:c="2"/>Resoconto delle attività di verifica<text:tab/>8</text:a></text:p>
          <text:p text:style-name="P37"><text:a xlink:type="simple" xlink:href="#5.1.Tracciamento UseCase - requisiti|outline" text:style-name="Page_20_Number" text:visited-style-name="Page_20_Number">5.1 <text:s text:c="2"/>Tracciamento UseCase - requisiti<text:tab/>8</text:a></text:p>
          <text:p text:style-name="P36"><text:a xlink:type="simple" xlink:href="#6.Modalità di verifica|outline" text:style-name="Page_20_Number" text:visited-style-name="Page_20_Number">6 <text:s text:c="2"/>Modalità di verifica<text:tab/>9</text:a></text:p>
          <text:p text:style-name="P37"><text:a xlink:type="simple" xlink:href="#6.1.Tracciamento|outline" text:style-name="Page_20_Number" text:visited-style-name="Page_20_Number">6.1 <text:s text:c="2"/>Tracciamento<text:tab/>9</text:a></text:p>
          <text:p text:style-name="P37"><text:a xlink:type="simple" xlink:href="#6.2.Verifica nell'analisi|outline" text:style-name="Page_20_Number" text:visited-style-name="Page_20_Number">6.2 <text:s text:c="2"/>Verifica nell'analisi<text:tab/>10</text:a></text:p>
          <text:p text:style-name="P37"><text:a xlink:type="simple" xlink:href="#6.3.Verifica nella progettazione|outline" text:style-name="Page_20_Number" text:visited-style-name="Page_20_Number">6.3 <text:s text:c="2"/>Verifica nella progettazione<text:tab/>10</text:a></text:p>
          <text:p text:style-name="P37"><text:a xlink:type="simple" xlink:href="#6.4.Verifica nella codifica|outline" text:style-name="Page_20_Number" text:visited-style-name="Page_20_Number">6.4 <text:s text:c="2"/>Verifica nella codifica<text:tab/>11</text:a></text:p>
          <text:p text:style-name="P38"><text:a xlink:type="simple" xlink:href="#6.4.1.Analisi statica|outline" text:style-name="Page_20_Number" text:visited-style-name="Page_20_Number">6.4.1 <text:s text:c="2"/>Analisi statica<text:tab/>11</text:a></text:p>
          <text:p text:style-name="P38"><text:a xlink:type="simple" xlink:href="#6.4.2.Analisi dinamica|outline" text:style-name="Page_20_Number" text:visited-style-name="Page_20_Number">6.4.2 <text:s text:c="2"/>Analisi dinamica<text:tab/>12</text:a></text:p>
        </text:index-body>
      </text:table-of-content>
      <text:p text:style-name="P28"/>
      <text:h text:style-name="P32"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8">ISO/IEC 12207</text:p>
        </text:list-item>
        <text:list-item>
          <text:p text:style-name="P98">ISO/IEC 9126:2001</text:p>
        </text:list-item>
        <text:list-item>
          <text:p text:style-name="P98">SWEBOK</text:p>
        </text:list-item>
      </text:list>
      <text:h text:style-name="Heading_20_3" text:outline-level="3">Informativi</text:h>
      <text:list text:style-name="L2">
        <text:list-item>
          <text:p text:style-name="P101">Norme interne</text:p>
        </text:list-item>
        <text:list-item>
          <text:p text:style-name="P101">Analisi dei requisiti (Analisi_dei_requisiti.pdf)</text:p>
        </text:list-item>
      </text:list>
      <text:h text:style-name="Heading_20_1" text:outline-level="1">Visione generale della strategia di verifica</text:h>
      <text:h text:style-name="P33" text:outline-level="2">Organizzazione, pianificazione strategica e temporale, responsabilità</text:h>
      <text:p text:style-name="Text_20_body"><text:span text:style-name="T3">Il modello di ciclo di vita scelto per il progetto è quello sequenziale, dato che tale modello impone una certa disciplina e comporta verifiche rigorose sul completamento </text:span><text:span text:style-name="T3">di ogni fase. Per maggiori dettagli sul ciclo di vita scelto vedere la sezione 2 del piano </text:span><text:soft-page-break/><text:span text:style-name="T3">di progetto (Piano_di_progetto.pdf).</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39">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er approvazione) potrà consegnarlo al cliente.</text:p>
        </text:list-item>
        <text:list-item>
          <text:p text:style-name="P39">Fase di Progettazione: è possibile vedere questa fase come due sotto-fasi successive:</text:p>
          <text:list>
            <text:list-item>
              <text:p text:style-name="P39">Progettazione architetturale</text:p>
            </text:list-item>
            <text:list-item>
              <text:p text:style-name="P39">Progettazione di dettaglio</text:p>
            </text:list-item>
          </text:list>
          <text:p text:style-name="P39">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39">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39">Analisi statica: attraverso l'uso di metodi di lettura (deck check) come <text:span text:style-name="T4">inspection</text:span> e <text:span text:style-name="T4">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39">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text:soft-page-break/>logico), BlackBox (verifica che ogni singola funzione produca i risultati attesi provando ogni potenziale situazione in cui si possa trovare).</text:p>
            </text:list-item>
          </text:list>
        </text:list-item>
        <text:list-item>
          <text:p text:style-name="P39">Fase di collaudo del prodotto: in questa fase il prodotto è pronto per essere eseguito e testato nella sua interezza. Il collaudo avverrà essenzialmente in due fasi:</text:p>
          <text:list>
            <text:list-item>
              <text:p text:style-name="P39"><text:span text:style-name="T5">α</text:span>-test: consiste in un collaudo interno all'azienda.</text:p>
            </text:list-item>
            <text:list-item>
              <text:p text:style-name="P39"><text:span text:style-name="T5">β</text:span>-test: è successivo all'<text:span text:style-name="T5">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29">Sulla base di vincoli economici e temporali verrano adottati due processi di revisione: </text:p>
      <text:list text:style-name="L4">
        <text:list-item>
          <text:p text:style-name="P50">Un processo di revisione esterna di tipo sanzionatorio condotta dal cliente applicato a:</text:p>
          <text:list>
            <text:list-item>
              <text:p text:style-name="P50">RR (Revisione dei Requisiti); </text:p>
            </text:list-item>
            <text:list-item>
              <text:p text:style-name="P50">RA (Revisione di Accettazione); </text:p>
            </text:list-item>
          </text:list>
        </text:list-item>
        <text:list-item>
          <text:p text:style-name="P50">Un processo di revisione esterna (di progresso) non sanzionatorio applicato a: </text:p>
          <text:list>
            <text:list-item>
              <text:p text:style-name="P50">RPP (Revisione del Progetto Preliminare); </text:p>
            </text:list-item>
            <text:list-item>
              <text:p text:style-name="P50">RPD (Revisione del Progetto Definitivo); </text:p>
            </text:list-item>
            <text:list-item>
              <text:p text:style-name="P50">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7">Funzione: concordare con il cliente una descrizione condivisa del prodotto</text:p>
        </text:list-item>
        <text:list-item>
          <text:p text:style-name="P57">Prodotti in ingresso: </text:p>
          <text:list>
            <text:list-item>
              <text:p text:style-name="P57">Capitolato d'appalto</text:p>
            </text:list-item>
            <text:list-item>
              <text:p text:style-name="P57">Incontri con il cliente</text:p>
            </text:list-item>
            <text:list-item>
              <text:p text:style-name="P57">Analisi dei requisiti (AR)</text:p>
            </text:list-item>
            <text:list-item>
              <text:p text:style-name="P57">Piano di Qualifica (PQ)</text:p>
            </text:list-item>
          </text:list>
        </text:list-item>
        <text:list-item>
          <text:p text:style-name="P57">Stato di uscita: </text:p>
          <text:list>
            <text:list-item>
              <text:p text:style-name="P57">Prodotto descritto</text:p>
            </text:list-item>
          </text:list>
        </text:list-item>
      </text:list>
      <text:h text:style-name="Heading_20_3" text:outline-level="3">Revisione del Progetto Preliminare (RPP)</text:h>
      <text:list text:style-name="L6">
        <text:list-item>
          <text:p text:style-name="P65">Funzione: attivazione della fase realizzativa del prodotto (accertamento di realizzabilità)</text:p>
        </text:list-item>
        <text:list-item>
          <text:p text:style-name="P73">Prodotti in ingresso: </text:p>
          <text:list>
            <text:list-item>
              <text:p text:style-name="P73">Specifica Tecnica (ST)</text:p>
            </text:list-item>
            <text:list-item>
              <text:p text:style-name="P73">Aggiornamento del Piano di Qualifica (PQ)</text:p>
            </text:list-item>
          </text:list>
        </text:list-item>
        <text:list-item>
          <text:p text:style-name="P73">Stato di uscita: </text:p>
          <text:list>
            <text:list-item>
              <text:p text:style-name="P73">Prodotto specificato</text:p>
            </text:list-item>
          </text:list>
        </text:list-item>
      </text:list>
      <text:h text:style-name="Heading_20_3" text:outline-level="3"><text:soft-page-break/>Revisione del Progetto Definitivo (RPD)</text:h>
      <text:list text:style-name="L7">
        <text:list-item>
          <text:p text:style-name="P78">Funzione: informare il cliente delle caratteristiche definitive del prodotto: attivarne la fase di qualifica</text:p>
        </text:list-item>
        <text:list-item>
          <text:p text:style-name="P78">Prodotti in ingresso: </text:p>
          <text:list>
            <text:list-item>
              <text:p text:style-name="P78">Definizione di Prodotto (DP)</text:p>
            </text:list-item>
            <text:list-item>
              <text:p text:style-name="P78">Aggiornamento del Piano di Qualifica (PQ)</text:p>
            </text:list-item>
          </text:list>
        </text:list-item>
        <text:list-item>
          <text:p text:style-name="P78">Stato di uscita: </text:p>
          <text:list>
            <text:list-item>
              <text:p text:style-name="P78">Prodotto definito</text:p>
            </text:list-item>
          </text:list>
        </text:list-item>
      </text:list>
      <text:h text:style-name="Heading_20_3" text:outline-level="3">Revisione di Qualifica (RQ)</text:h>
      <text:list text:style-name="L8">
        <text:list-item>
          <text:p text:style-name="P84">Funzione: approvazione della campagna di verifica; attivazione della fase di accettazione</text:p>
        </text:list-item>
        <text:list-item>
          <text:p text:style-name="P84">Stato di ingresso: </text:p>
          <text:list>
            <text:list-item>
              <text:p text:style-name="P84">Aggiornamento del Piano di Qualifica (PQ) </text:p>
            </text:list-item>
            <text:list-item>
              <text:p text:style-name="P84">Include la specifica delle prove di accettazione</text:p>
            </text:list-item>
            <text:list-item>
              <text:p text:style-name="P84">Versione preliminare del Manuale d'Uso (MU)</text:p>
            </text:list-item>
          </text:list>
        </text:list-item>
        <text:list-item>
          <text:p text:style-name="P84">Stato di uscita: </text:p>
          <text:list>
            <text:list-item>
              <text:p text:style-name="P84">Prodotto qualificato </text:p>
            </text:list-item>
          </text:list>
        </text:list-item>
      </text:list>
      <text:h text:style-name="Heading_20_3" text:outline-level="3">Revisione di Accettazione (RA)</text:h>
      <text:list text:style-name="L9">
        <text:list-item>
          <text:p text:style-name="P91">Funzione: accettazione del prodotto</text:p>
        </text:list-item>
        <text:list-item>
          <text:p text:style-name="P91">Stato di ingresso: </text:p>
          <text:list>
            <text:list-item>
              <text:p text:style-name="P91">Versione definitiva del Piano di Qualifica (PQ)</text:p>
            </text:list-item>
            <text:list-item>
              <text:p text:style-name="P91">Include l'esito delle prove di accettazione</text:p>
            </text:list-item>
            <text:list-item>
              <text:p text:style-name="P91">Versione definitiva del Manuale d'Uso (MU)</text:p>
            </text:list-item>
          </text:list>
        </text:list-item>
        <text:list-item>
          <text:p text:style-name="P91">Stato di uscita: </text:p>
          <text:list>
            <text:list-item>
              <text:p text:style-name="P91">Prodotto accettato</text:p>
            </text:list-item>
          </text:list>
        </text:list-item>
      </text:list>
      <text:h text:style-name="Heading_20_2" text:outline-level="2">Risorse necessarie e risorse disponibili</text:h>
      <text:p text:style-name="Text_20_body">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text:soft-page-break/>presso il quale saranno mantenuti tutti i file relativi al progetto. Tale repository giocherà un ruolo fondamentale durante tutto il periodo di sviluppo, permettendo una gestione più controllata ed efficiente dei file (documenti, codice o altro). Per maggiori dettagli consultare il documento “Norme_interne.pdf”. Ogni modifica apportata al repository verrà conservata nel tempo ed in qualsiasi momento sarà possibile procedere al ripristino di stati passati. Inoltre ogni modifica sarà riconducibile al suo autore, in modo tale da poter individuare eventuali responsabilità in caso di problemi.</text:p>
      <text:h text:style-name="Heading_20_1" text:outline-level="1">Gestione amministrativa della revisione</text:h>
      <text:h text:style-name="Heading_20_2" text:outline-level="2">Comunicazione e risoluzione delle anomalie</text:h>
      <text:p text:style-name="P31">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p>
      <text:list text:style-name="L10">
        <text:list-item>
          <text:p text:style-name="P66">unità di analisi</text:p>
        </text:list-item>
        <text:list-item>
          <text:p text:style-name="P66">dati in ingresso</text:p>
        </text:list-item>
        <text:list-item>
          <text:p text:style-name="P66">dati in uscita attesi</text:p>
        </text:list-item>
        <text:list-item>
          <text:p text:style-name="P66">dati in uscita rilevati</text:p>
        </text:list-item>
        <text:list-item>
          <text:p text:style-name="P66">anomalia riscontrata </text:p>
        </text:list-item>
        <text:list-item>
          <text:p text:style-name="P66">possibile causa</text:p>
        </text:list-item>
        <text:list-item>
          <text:p text:style-name="P66">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uò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text:soft-page-break/>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103">funzionalità: il prodotto dovrà essere in grado di offrire le funzioni prefissate e <text:tab/><text:tab/> <text:s text:c="9"/>necessarie all'utente;</text:p>
        </text:list-item>
        <text:list-item>
          <text:p text:style-name="P103">affidabilità: dovrà avere una tolleranza ai guasti soddisfacente, cercando di <text:tab/><text:tab/> <text:s text:c="6"/>prevenire l'insorgere di errori, e cercando di gestire eventuali situazioni <text:tab/> <text:s text:c="7"/>anomale non previste;</text:p>
        </text:list-item>
        <text:list-item>
          <text:p text:style-name="P103">usabilità: dovrà essere comprensibile e di veloce apprendimento;</text:p>
        </text:list-item>
        <text:list-item>
          <text:p text:style-name="P103">efficienza: dovrà avere tempi di risposta ragionevoli, e le risorse richieste dovranno <text:tab/> <text:s text:c="6"/>essere contenute;</text:p>
        </text:list-item>
        <text:list-item>
          <text:p text:style-name="P103">manutenibilità: dovrà essere facile da analizzare e verificare in modo tale da <text:tab/><text:tab/><text:tab/> <text:s text:c="2"/>permettere la <text:s/>modifica di alcune parti del programma in modo <text:tab/><text:tab/><text:tab/> <text:s text:c="2"/>efficace ed efficiente;</text:p>
        </text:list-item>
        <text:list-item>
          <text:p text:style-name="P108">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ext:soft-page-break/>
        <table:table-row>
          <table:table-cell table:style-name="Tabella6.A2" office:value-type="string">
            <text:p text:style-name="Table_20_Contents">UC2.1</text:p>
          </table:table-cell>
          <table:table-cell table:style-name="Tabella6.B2" office:value-type="string">
            <text:p text:style-name="P11">RFO18</text:p>
          </table:table-cell>
        </table:table-row>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8">Tabella 5.1:<text:span text:style-name="T6"> Tracciamento UseCase - requisiti</text:span></text:p>
      <text:p text:style-name="P17"/>
      <text:p text:style-name="P17"/>
      <text:h text:style-name="Heading_20_2" text:outline-level="2">Dettaglio delle verifiche tramite analisi</text:h>
      <text:p text:style-name="Text_20_body"/>
      <text:p text:style-name="Text_20_body"/>
      <text:h text:style-name="Heading_20_2" text:outline-level="2">Dettaglio delle verifiche tramite test</text:h>
      <text:p text:style-name="Text_20_body">Per le verifiche tramite test verranno utilizzati gli strumenti definiti nelle norme di progetto. Lo strumento principale di cui il Team si servirà per l'esecuzione di test è NetBeans in combinazione con Junit. Con tali software verrano create delle nuve classi con l'unica funzione di test. Tali classi saranno nominate automaticamente con l'aggiunta di “Test” alla fine del nome della classe prima dell'estensione “.java”.</text:p>
      <text:p text:style-name="Text_20_body">L'esecuzione di questi test potrà dare come output due soli possibili risultati: test passed o test failed. <text:s/>I risultati <text:s/>delle operazioni di test sono riportati nel documento “RisultatiTest.pdf”.</text:p>
      <text:p text:style-name="Text_20_body"/>
      <text:p text:style-name="P17"/>
      <text:h text:style-name="Heading_20_1" text:outline-level="1"><text:soft-page-break/>Modalità di verifica</text:h>
      <text:h text:style-name="Heading_20_2" text:outline-level="2">Tracciamento</text:h>
      <text:p text:style-name="P34"><text:tab/>Al fine di garantire il soddisfacimento di tutti i requisiti è necessario lo svolgimento delle attività di tracciamento. Queste attività variano di fase in fase durante tutto il ciclo di vita. In seguito sono riportate le modalità con cui il tracciamento sarà effettuato in ciascuna fase:</text:p>
      <text:list text:style-name="L12">
        <text:list-item>
          <text:p text:style-name="P118">Analisi: vengono tracciati i requisiti classificati nel documento “Analisi_dei_requisiti”, con gli UseCase (vedi tabella 5.1).</text:p>
        </text:list-item>
        <text:list-item>
          <text:p text:style-name="P118">Progettazione: tutti i requisiti funzionali vengono tracciati con i relativi componenti architetturali; a loro volta i componenti architetturali vengono tracciate con le singole unità logiche (vedi paragrafo 5 della Specifica Tecnica).</text:p>
        </text:list-item>
        <text:list-item>
          <text:p text:style-name="P118">Codifica: ogni unità logica viene tracciata con il modulo software che la implementa.</text:p>
        </text:list-item>
        <text:list-item>
          <text:p text:style-name="P118">Manutenzione: vengono mantenuti i vincoli definiti nelle fasi precedenti per quanto concerne il tracciamento dei requisiti iniziali. Ogni modifica/revisione, comporterà il controllo e l'eventuale aggiornamento, dei tracciamenti precedenti.</text:p>
        </text:list-item>
      </text:list>
      <text:h text:style-name="Heading_20_2" text:outline-level="2">Verifica nell'analisi</text:h>
      <text:p text:style-name="Text_20_body">L'analisi è l'attività che sta alla base di tutto il progetto. E' necessario, per tanto, che in questa fase non vengano commessi errori. Per far ciò, anche in questa fase dovranno essere effettuate procedure di verifica. In primo luogo il tracciamento consente di verificare la correttezza dei requisiti individuati, in modo da eliminare quelli inutili, modificare quelli poco chiari o non corretti, aggiungere quelli mancanti.</text:p>
      <text:p text:style-name="Text_20_body">La verifica in questa fase si dovrà quindi concentrare nei seguenti punti:</text:p>
      <text:list text:style-name="L13">
        <text:list-item>
          <text:p text:style-name="P122">controllo che non vi siano requisiti mancanti, e in tal caso aggiungerli;</text:p>
        </text:list-item>
        <text:list-item>
          <text:p text:style-name="P122">verifica che ogni requisito sia quanto più chiaro e non ambiguo, consentendo alle fasi successive di procedere in modo rapido e corretto;</text:p>
        </text:list-item>
        <text:list-item>
          <text:p text:style-name="P122">verifica che non vi siano requisiti errati, che possano portare alla realizzazione di un prodotto non conforme alle aspettative del cliente e/o all'insorgere di costi non preventivati;</text:p>
        </text:list-item>
        <text:list-item>
          <text:p text:style-name="P122"><text:soft-page-break/>verifica che la classificazione dei requisiti sia stata effettuata nel modo corretto, distinguendo i requisiti in: funzionali e non funzionali, impliciti ed espliciti;</text:p>
        </text:list-item>
      </text:list>
      <text:h text:style-name="Heading_20_2" text:outline-level="2">Verifica nella progettazione</text:h>
      <text:p text:style-name="Text_20_body">Tutta la fase di progettazione (sia architetturale, sia di dettaglio) si dovrà basare sulle decisioni prese nella fase precedente. La realizzazione dei diagrammi dovrà avvenire con gli strumenti e seguendo le regole specificate nelle “Norme_di_progetto”. In tale fase si dovranno realizzare più diagrammi, anche di tipologia diversa, che permettano di individuare in modo prima astratto, e poi dettagliato, le scelte architetturali e di dettaglio del prodotto. Tali scelte dovranno essere motivate e dichiarate in modo chiaro e corretto. Sarà così possibile proseguire con le fasi successive senza che vi siano ambiguità o mancanze di altro genere. Le attività di verifica in questa fase dovranno considerare i seguenti punti:</text:p>
      <text:list text:style-name="L14">
        <text:list-item>
          <text:p text:style-name="P130">aderenza dei diagrammi con le norme di progetto specificate nel file omonimo;</text:p>
        </text:list-item>
        <text:list-item>
          <text:p text:style-name="P130">correttezza dei nomi scelti, facendo in modo che il significato di tale componente/unità sia chiaro ed immediato</text:p>
        </text:list-item>
        <text:list-item>
          <text:p text:style-name="P130">correttezza dei collegamenti tra i vari componenti/unità, controllando le cardinalità, e i vincoli specificati</text:p>
        </text:list-item>
        <text:list-item>
          <text:p text:style-name="P130">controllo della corrispondenza con i requisiti stabiliti nella fase di analisi; tale controllo sarà possibile in parte anche con l'utilizzo del tracciamento;</text:p>
        </text:list-item>
      </text:list>
      <text:p text:style-name="P35"><text:tab/>Tutti questi controlli dovranno essere eseguiti dal verificatore preposto, il quale dovrà procedere con la lettura del documento “Specifica_tecnica”. Il tracciamento dovrà essere riportato nel paragrafo preposto a tal fine nel presente documento.</text:p>
      <text:h text:style-name="Heading_20_2" text:outline-level="2">Verifica nella codifica</text:h>
      <text:p text:style-name="Text_20_body">La verifica in questa fase dovrà procedere secondo due diversi tipi di analisi (come quanto specificato al punto 2.1): </text:p>
      <text:list text:style-name="L15">
        <text:list-item>
          <text:p text:style-name="P110">Analisi statica</text:p>
        </text:list-item>
        <text:list-item>
          <text:p text:style-name="P110">Analisi dinamica</text:p>
        </text:list-item>
      </text:list>
      <text:p text:style-name="Text_20_body">Nei punti successivi saranno trattate più in dettaglio queste due fasi.</text:p>
      <text:h text:style-name="Heading_20_3" text:outline-level="3"><text:soft-page-break/>Analisi statica</text:h>
      <text:p text:style-name="Text_20_body">Tale tipo di analisi è caratterizzata dal fatto che il codice non viene eseguito. Per questo motivo la verifica avviene attraverso l'utilizzo di tecniche che analizzano staticamente il codice. Proprio per il fatto che il codice non viene eseguito, la verifica non può prendere in considerazione la validazione di requisiti funzionali. Inoltre la verifica tramite analisi statica non prende in considerazione il sistema nella sua interezza ma, piuttosto considera moduli indipendenti.</text:p>
      <text:p text:style-name="Text_20_body">L'analisi statica che dovrà essere effettuata, si baserà principalmente sull'utilizzo di metodi di lettura del codice (desk-check):</text:p>
      <text:list text:style-name="L16">
        <text:list-item>
          <text:p text:style-name="P134">Inspection: consiste nella lettura mirata del codice. In questo tipo di attività il verificatore è nettamente distinto dal programmatore. Sarà necessaria la definizione di una lista di controllo che denoti i punti su cui si dovranno incentrare i controlli.</text:p>
        </text:list-item>
        <text:list-item>
          <text:p text:style-name="P134">Walkthrough: non agisce sulla base di presupposti. Viene realizzata leggendo il codice con occhio critico, percorrendo quelli che possono essere i probabili cammini logici di esecuzione del codice. Per tale attività viene richiesta la cooperazione di verificatori e sviluppatori, i quali dovranno operare in sintonia mantenendo separati i propri ruoli. Questa tipologia di controllo è più costosa della precedente e verrà, per questo motivo, applicata in misura inferiore rispetto ad attività di Inspection.</text:p>
        </text:list-item>
      </text:list>
      <text:p text:style-name="Text_20_body"><text:tab/>Oltre a queste tecniche di analisi, i verificatori saranno dotati di opportuni strumenti che permettano loro di effettuare analisi automatizzate. Questo tipo di analisi, consiste quindi nell'utilizzo di metodi formali implementati dagli strumenti specificati nelle norme di progetto.</text:p>
      <text:p text:style-name="P34">Le metriche che saranno oggetto di valutazione in questa fase di analisi sono:</text:p>
      <text:list text:style-name="L17">
        <text:list-item>
          <text:p text:style-name="P136">complessità ciclomatica: grado di complessità per ogni singola funzione; in linea di principio un buon grado di complessità ciclomatica non dovrebbe superare il fattore 10; saranno comunque accettare funzioni con complessità fino a 30. Un grado più elevato non sarà concesso in quanto la verifica di tale codice potrebbe diventare troppo complessa e inaffidabile. Si deve infatti considerare che il fattore di complessità ciclomatica corrisponde al numero esatto di casi di prova necessari per verificare ogni possibile scelta decisionale presa dalla funzione. Tale valore sarà calcolato in modo automatico con gli strumenti specificati nelle norme di progetto, in modo tale da garantire l'affidabilità e la precisione.</text:p>
        </text:list-item>
        <text:list-item>
          <text:p text:style-name="P136"><text:soft-page-break/>SLOC (Source Lines Of Code); classi troppo grandi rischiano di complicare la verifica del codice; in questi casi può essere utile spezzare in più classi diverse. Per il fatto che questa metrica è fortemente dipendente dallo stile di programmazione, non avrà molto peso nella misurazione del codice.</text:p>
        </text:list-item>
        <text:list-item>
          <text:p text:style-name="P136">Stile di programmazione corretto: rispetto della lunghezza massima di una riga, nominazione corretta delle variabili, ecc.</text:p>
        </text:list-item>
        <text:list-item>
          <text:p text:style-name="P136">Fan-In e Fan-Out: questa metrica sarà applicabile già in fase di progettazione. Misura le dipendenze di ciascun componente del sistema. Fan-In misura il numero di procedure che chiamano quella che stiamo analizzando (indice di uso); fan-out misura il numero di chiamate da quella analizzata (indice di accoppiamento).</text:p>
        </text:list-item>
        <text:list-item>
          <text:p text:style-name="P136">Coverage: inteso come <text:s/><text:span text:style-name="T4">Statement coverage </text:span><text:span text:style-name="T7">e</text:span><text:span text:style-name="T4"> <text:s/>Branch coverage. </text:span><text:span text:style-name="T7">Per maggiori informazioni vedere il punto 6.4.2.</text:span></text:p>
        </text:list-item>
      </text:list>
      <text:p text:style-name="P34">In definitiva, l'analisi statica si concentrerà sui seguenti punti:</text:p>
      <text:list text:style-name="L18">
        <text:list-item>
          <text:p text:style-name="P141">analisi del flusso di controllo: controlla che il codice esegua nella sequenza attesa, <text:s/>individuando il codice non raggiungibile logicamente, e segnalando eventuali problemi di terminazione (nei cicli o nelle ricorsioni);</text:p>
        </text:list-item>
        <text:list-item>
          <text:p text:style-name="P141">analisi del flusso dei dati: controlla che ogni variabile, nel momento in cui viene utilizzata, sia stata inizializzata con un valore corretto; individua inoltre ogni altro problema relativo all'uso delle variabili;</text:p>
        </text:list-item>
        <text:list-item>
          <text:p text:style-name="P141">analisi del flusso d'informazione: tiene in considerazione le dipendenze tra le varie classi (sia in ingresso, sia in uscita).</text:p>
        </text:list-item>
      </text:list>
      <text:h text:style-name="Heading_20_3" text:outline-level="3">Analisi dinamica</text:h>
      <text:p text:style-name="Text_20_body">Viene attuata con l'esecuzione del codice oggetto relativo all'intero sistema, o in parti distinte. L'analisi dinamica dovrà avere inizio non appena sarà disponibile del codice testabile, evitando di rimandare tutta l'attività di test alla fine della codifica. In questo modo il processo di verifica sarà ottimizzato in modo tale da garantire in ogni istante il maggior numero di parti di codice verificate. Ogni prova potrà prendere in considerazione l'intero sistema, unità o anche moduli.</text:p>
      <text:p text:style-name="Text_20_body">Le prove effettuate dovranno essere fatte in modo da bilanciare:</text:p>
      <text:list text:style-name="L19">
        <text:list-item>
          <text:p text:style-name="P112">la quantità minima di casi di prova necessari per fornire un grado di attendibilità (sulla qualità del prodotto) adeguato;</text:p>
        </text:list-item>
        <text:list-item>
          <text:p text:style-name="P112"><text:soft-page-break/>la quantità massima di sforzo, tempo e risorse disponibili per il completamento della verifica.</text:p>
        </text:list-item>
      </text:list>
      <text:p text:style-name="Text_20_body">Per fare in modo che i test eseguiti siano quanto più attendibili è necessario agire in modo da permettere la ripetibilità della prova; sarà perciò necessario associare ad ogni prova, oltre ai risultati conseguiti, anche le caratteristiche dell'ambiente in cui è stata eseguita.</text:p>
      <text:p text:style-name="Text_20_body">Il punto chiave dell'analisi dinamica è tenere a mente che le prove non possono garantire l'assenza di errori, per questo motivo non bisogna sopravalutare affidabilità dei test eseguiti.</text:p>
      <text:p text:style-name="Text_20_body">Per ogni test dovrà essere specificato:</text:p>
      <text:list text:style-name="L20">
        <text:list-item>
          <text:p text:style-name="P144">l'oggetto: la parte software che sarà testata;</text:p>
        </text:list-item>
        <text:list-item>
          <text:p text:style-name="P144">l'obiettivo del test: dovrà essere specificato per ogni caso di test; dovrà essere espresso in termini precisi e quantitativi;</text:p>
        </text:list-item>
        <text:list-item>
          <text:p text:style-name="P144">l'ambiente in cui è stato eseguito: per permettere la sua ripetibilità.</text:p>
        </text:list-item>
      </text:list>
      <text:p text:style-name="P34">Gli elementi di cui si costituirà una prova sono:</text:p>
      <text:list text:style-name="L21">
        <text:list-item>
          <text:p text:style-name="P114">caso di prova (test case): corrisponde alla terna: ingresso, uscita, ambiente;</text:p>
        </text:list-item>
        <text:list-item>
          <text:p text:style-name="P114">batteria di prova (test suite): sequenza di casi di prova;</text:p>
        </text:list-item>
        <text:list-item>
          <text:p text:style-name="P114">procedura di prova: procedimento per eseguire, registrare, analizzare e valutare i risultati di una batteria di prove.</text:p>
        </text:list-item>
      </text:list>
      <text:p text:style-name="Text_20_body">Ogni unità software dovrà essere soggetta a test. E' infatti noto che più della metà degli errori, è rilevata in questa fase di verifica. Il numero di prove da effettuare corrisponderà al numero di test necessari affinché ogni riga di codice sia stata eseguita almeno una volta (<text:span text:style-name="T4">Statement coverage</text:span>). Saranno poi eseguiti test che dovranno provare la correttezza di ogni cammino logico del codice (<text:bookmark-start text:name="DDE_LINK1"/><text:span text:style-name="T4">Branch coverage</text:span><text:bookmark-end text:name="DDE_LINK1"/>). Vengono qui definite alcune regole per l'integrazione dei moduli nelle unità:</text:p>
      <text:list text:style-name="L22">
        <text:list-item>
          <text:p text:style-name="P126">assemblare i moduli in modo incrementale: viene facilitata l'attività di ricerca di moduli difettosi;</text:p>
        </text:list-item>
        <text:list-item>
          <text:p text:style-name="P126">assemblare moduli produttori prima dei moduli consumatori: mantiene il flusso di controllo e il flusso dei dati corretti.</text:p>
        </text:list-item>
        <text:list-item>
          <text:p text:style-name="P126"><text:soft-page-break/>fare in modo da permettere la reversibilità dell'integrazione.</text:p>
        </text:list-item>
      </text:list>
      <text:p text:style-name="P34">Una volta eseguiti i test di integrazione, inizieranno quelli di sistema. Questi test verificano il programma nella sua interezza, ed hanno lo scopo di controllare che ogni requisito sia stato soddisfatto.</text:p>
      <text:p text:style-name="Text_20_body"/>
      <text:h text:style-name="Heading_20_2" text:outline-level="2">Verifica dei processi</text:h>
      <text:p text:style-name="Text_20_body">Anche i processi saranno soggetti a controlli di qualità. La garanzia di qualità sui processi è ottenuta grazie all'implementazione di un ciclo PDCA per ciascun processo. Con questo meccanismo ogni processo è in grado di portare a termine la sua mansione, ed in più riesce a migliorarsi di volta in volta mediante l'applicazione di norme correttive. Queste norme correttive vengano ricavate sulla base dei risultati prodotti da ogni processo.</text:p>
      <text:p text:style-name="Text_20_body">Le fasi del ciclo PDCA sono:</text:p>
      <text:list text:style-name="L23">
        <text:list-item>
          <text:p text:style-name="P147">Plan (pianificazione): viene stabilito un piano che definisce cioè che il processo <text:tab/><text:tab/><text:tab/> <text:s text:c="7"/>dovrà produrre, e in che modo lo dovrà fare;</text:p>
        </text:list-item>
        <text:list-item>
          <text:p text:style-name="P147">Do (esecuzione): il processo svolge le proprie mansioni;</text:p>
        </text:list-item>
        <text:list-item>
          <text:p text:style-name="P147">Check (controllo): i risultati prodotti vengono analizzati;</text:p>
        </text:list-item>
        <text:list-item>
          <text:p text:style-name="P147">Act (azione): vengono intraprese le opportune azioni correttive, sulla base del <text:tab/><text:tab/> <text:s text:c="5"/>controllo effettuato al punto precedente.</text:p>
        </text:list-item>
      </text:list>
      <text:p text:style-name="P35"/>
      <text:h text:style-name="Heading_20_1" text:outline-level="1">Pianificazione ed esecuzione del collaudo</text:h>
      <text:p text:style-name="Text_20_body">Il collaudo ha lo scopo di validare il prodotto, cioè verificare che ogni requisito funzionale sia stato soddisfatto. Nel punto seguente saranno specificate le modalità con cui StyloSoft intende verificare il soddisfacimento dei requisiti funzionali.</text:p>
      <text:h text:style-name="Heading_20_2" text:outline-level="2">Specifica della campagna di validazione</text:h>
      <text:p text:style-name="Text_20_body">Essenzialmente la validazione del prodotto SiGeM averà come specificato al punto <text:a xlink:type="simple" xlink:href="#2.1.Organizzazione, pianificazione strategica e temporale, responsabilità|outline">2.1</text:a>, nella parte dedicata alla fase di collaudo del prodotto. Saranno cioè previsti collaudi interni (<text:span text:style-name="T8">α-test</text:span>) ed esterni (<text:bookmark-start text:name="DDE_LINK"/><text:span text:style-name="T8">β-test</text:span><text:bookmark-end text:name="DDE_LINK"/>). I primi saranno eseguiti unicamente <text:soft-page-break/>all'interno dell'azienda i secondi potranno coinvolgere anche soggetti esterni.</text:p>
      <text:p text:style-name="P117">Nei test interni si dovrà verificare anche grazie al tracciamento, che i requisiti funzionali siano tutti pienamente soddisfatti.</text:p>
      <text:p text:style-name="P117">Per quanto riguarda i <text:s/><text:span text:style-name="T9">β-test, saranno disponibili all'utente varie versioni del programma presso il repository ufficiale del Team; il committente, così come ogni altro utente, potrà provare il programma e, nel caso venissero trovati errori, potrà segnalarli al nostro Team attraverso la mail </text:span><text:a xlink:type="simple" xlink:href="mailto:stylosoft@gmail.com"><text:span text:style-name="T9">stylosoft@gmail.com</text:span></text:a><text:span text:style-name="T9">. Tali segnalazioni verrano utilizzate per la correzione di errori o comunque per il miglioramento del nostro prodot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1" svg:font-family="'DejaVu Sans'" style:font-family-generic="swiss" style:font-pitch="variable"/>
    <style:font-face style:name="DejaVu Sans" svg:font-family="'DejaVu Sans'"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5"><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2</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14/02/08</text:p>
            </table:table-cell>
            <table:table-cell table:style-name="Tabella3.B1" office:value-type="string">
              <text:p text:style-name="P8">Pagina <text:page-number text:select-page="current">16</text:page-number> di <text:page-count>16</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7T15:33:41</dc:date>
    <meta:print-date>2005-11-30T16:25:56</meta:print-date>
    <meta:editing-cycles>439</meta:editing-cycles>
    <meta:editing-duration>P2DT12H28M35S</meta:editing-duration>
    <meta:user-defined meta:name="Info 1"/>
    <meta:user-defined meta:name="Info 2"/>
    <meta:user-defined meta:name="Info 3"/>
    <meta:user-defined meta:name="Info 4"/>
    <meta:document-statistic meta:table-count="5" meta:image-count="1" meta:object-count="0" meta:page-count="16" meta:paragraph-count="313" meta:word-count="3964" meta:character-count="27134"/>
  </office:meta>
</office:document-meta>
</file>